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For generic type parameters, the in keyword specifies that the type parameter is contravariant. You can use the in keyword in generic interfaces and delegates.</text:span></text:p>
      <text:p text:style-name="P1"><text:span text:style-name="T1"/></text:p>
      <text:p text:style-name="P1"><text:span text:style-name="T1">Contravariance enables you to use a less derived type than that specified by the generic parameter. This allows for implicit conversion of classes that implement contravariant interfaces and implicit conversion of delegate types. Covariance and contravariance in generic type parameters are supported for reference types, but they are not supported for value types.</text:span></text:p>
      <text:p text:style-name="P1"><text:span text:style-name="T1"/></text:p>
      <text:p text:style-name="P1"><text:span text:style-name="T1">A type can be declared contravariant in a generic interface or delegate only if it defines the type of a method's parameters and not of a method's return type. In, ref, and out parameters must be invariant, meaning they are neither covariant or contravariant.</text:span></text:p>
      <text:p text:style-name="P1"><text:span text:style-name="T1"/></text:p>
      <text:p text:style-name="P1"><text:span text:style-name="T1">An interface that has a contravariant type parameter allows its methods to accept arguments of less derived types than those specified by the interface type parameter. For example, in the IComparer&lt;T&gt; interface, type T is contravariant, you can assign an object of the IComparer&lt;Person&gt; type to an object of the IComparer&lt;Employee&gt; type without using any special conversion methods if Employee inherits Person.</text:span></text:p>
      <text:p text:style-name="P1"><text:span text:style-name="T1"/></text:p>
      <text:p text:style-name="P1"><text:span text:style-name="T1">A contravariant delegate can be assigned another delegate of the same type, but with a less derived generic type parameter.</text:span></text:p>
      <text:p text:style-name="P1"><text:span text:style-name="T1"/></text:p>
      <text:p text:style-name="P1"><text:span text:style-name="T1">For more information, see Covariance and Contravariance.</text:span></text:p>
      <text:p text:style-name="P1"><text:span text:style-name="T1"/></text:p>
      <text:p text:style-name="P1"><text:span text:style-name="T1">in(Contravariant Interface).cs shows how to declare, extend, and implement a contravariant generic interface. It also shows how you can use implicit conversion for classes that implement this interface.</text:span></text:p>
      <text:p text:style-name="P1"><text:span text:style-name="T1">in(Contravariant Delegate).cs how to declare, instantiate, and invoke a contravariant generic delegate. It also shows how you can implicitly convert a delegate typ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